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333b0" officeooo:paragraph-rsid="000333b0" style:font-weight-asian="bold" style:font-weight-complex="bold"/>
    </style:style>
    <style:style style:name="P3" style:family="paragraph" style:parent-style-name="Standard">
      <style:text-properties officeooo:paragraph-rsid="00055933"/>
    </style:style>
    <style:style style:name="P4" style:family="paragraph" style:parent-style-name="Standard">
      <style:text-properties fo:color="#00508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color="#00508f" fo:font-size="14pt" style:text-underline-style="solid" style:text-underline-width="auto" style:text-underline-color="font-color" fo:font-weight="bold" officeooo:rsid="00055933" officeooo:paragraph-rsid="00055933" style:font-size-asian="14pt" style:font-weight-asian="bold" style:font-size-complex="14pt" style:font-weight-complex="bold"/>
    </style:style>
    <style:style style:name="P6" style:family="paragraph" style:parent-style-name="Standard">
      <style:text-properties fo:color="#00508f" fo:font-size="14pt" style:text-underline-style="solid" style:text-underline-width="auto" style:text-underline-color="font-color" fo:font-weight="bold" officeooo:rsid="0005dbfa" officeooo:paragraph-rsid="0005dbfa" style:font-size-asian="14pt" style:font-weight-asian="bold" style:font-size-complex="14pt" style:font-weight-complex="bold"/>
    </style:style>
    <style:style style:name="P7" style:family="paragraph" style:parent-style-name="Standard">
      <style:text-properties fo:color="#00508f" fo:font-size="14pt" style:text-underline-style="solid" style:text-underline-width="auto" style:text-underline-color="font-color" fo:font-weight="bold" officeooo:rsid="0006510f" officeooo:paragraph-rsid="0007aced" style:font-size-asian="14pt" style:font-weight-asian="bold" style:font-size-complex="14pt" style:font-weight-complex="bold"/>
    </style:style>
    <style:style style:name="P8" style:family="paragraph" style:parent-style-name="Standard">
      <style:text-properties fo:color="#00508f" fo:font-size="14pt" style:text-underline-style="solid" style:text-underline-width="auto" style:text-underline-color="font-color" fo:font-weight="bold" officeooo:rsid="0007aced" officeooo:paragraph-rsid="0007ace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508f"/>
    </style:style>
    <style:style style:name="P10" style:family="paragraph" style:parent-style-name="Standard">
      <style:text-properties officeooo:paragraph-rsid="0005dbfa"/>
    </style:style>
    <style:style style:name="P11" style:family="paragraph" style:parent-style-name="Standard">
      <style:text-properties officeooo:paragraph-rsid="0006510f"/>
    </style:style>
    <style:style style:name="P12" style:family="paragraph" style:parent-style-name="Standard">
      <style:paragraph-properties fo:text-align="center" style:justify-single-word="false"/>
      <style:text-properties fo:color="#51c20e" fo:font-size="14pt" officeooo:paragraph-rsid="00055933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officeooo:paragraph-rsid="0005bd6f"/>
    </style:style>
    <style:style style:name="P14" style:family="paragraph" style:parent-style-name="Standard">
      <style:text-properties officeooo:rsid="0007aced" officeooo:paragraph-rsid="0007aced"/>
    </style:style>
    <style:style style:name="P15" style:family="paragraph" style:parent-style-name="Standard">
      <style:text-properties fo:font-size="12pt" officeooo:paragraph-rsid="000b05a7" style:font-size-asian="12pt" style:font-size-complex="12pt"/>
    </style:style>
    <style:style style:name="P16" style:family="paragraph" style:parent-style-name="Standard">
      <style:text-properties fo:font-size="14pt" officeooo:paragraph-rsid="000b05a7" style:font-size-asian="14pt" style:font-size-complex="14pt"/>
    </style:style>
    <style:style style:name="P17" style:family="paragraph" style:parent-style-name="Standard">
      <style:text-properties officeooo:rsid="000c7fb4" officeooo:paragraph-rsid="00038c0b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06510f" officeooo:paragraph-rsid="0006510f"/>
    </style:style>
    <style:style style:name="P19" style:family="paragraph" style:parent-style-name="Standard" style:list-style-name="L3">
      <style:text-properties officeooo:rsid="0006510f" officeooo:paragraph-rsid="0005dbfa"/>
    </style:style>
    <style:style style:name="P20" style:family="paragraph" style:parent-style-name="Standard" style:list-style-name="L2">
      <style:text-properties officeooo:rsid="0006510f" officeooo:paragraph-rsid="0006510f"/>
    </style:style>
    <style:style style:name="P21" style:family="paragraph" style:parent-style-name="Standard" style:list-style-name="L2">
      <style:text-properties officeooo:rsid="0006510f" officeooo:paragraph-rsid="0005dbfa"/>
    </style:style>
    <style:style style:name="P22" style:family="paragraph" style:parent-style-name="Standard" style:list-style-name="L4">
      <style:text-properties officeooo:rsid="0006510f" officeooo:paragraph-rsid="0006510f"/>
    </style:style>
    <style:style style:name="P23" style:family="paragraph" style:parent-style-name="Standard" style:list-style-name="L5">
      <style:text-properties officeooo:rsid="0007aced" officeooo:paragraph-rsid="0007aced"/>
    </style:style>
    <style:style style:name="P24" style:family="paragraph" style:parent-style-name="Standard" style:list-style-name="L2">
      <style:text-properties officeooo:rsid="0005dbfa" officeooo:paragraph-rsid="0005dbfa"/>
    </style:style>
    <style:style style:name="P25" style:family="paragraph" style:parent-style-name="Standard" style:list-style-name="L5">
      <style:text-properties officeooo:rsid="000c7fb4" officeooo:paragraph-rsid="000c7fb4"/>
    </style:style>
    <style:style style:name="P26" style:family="paragraph" style:parent-style-name="Standard" style:list-style-name="L6">
      <style:text-properties fo:color="#000000" fo:font-size="14pt" fo:font-style="normal" style:text-underline-style="none" fo:font-weight="normal" officeooo:rsid="0007aced" officeooo:paragraph-rsid="0007aced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officeooo:rsid="000cf1bf" officeooo:paragraph-rsid="000cf1bf"/>
    </style:style>
    <style:style style:name="P28" style:family="paragraph" style:parent-style-name="Standard" style:list-style-name="L1">
      <style:paragraph-properties fo:text-align="start" style:justify-single-word="false"/>
      <style:text-properties officeooo:rsid="000cf1bf" officeooo:paragraph-rsid="000d6f4f"/>
    </style:style>
    <style:style style:name="P29" style:family="paragraph" style:parent-style-name="Standard">
      <style:paragraph-properties fo:text-align="justify" style:justify-single-word="false"/>
      <style:text-properties officeooo:paragraph-rsid="0005bd6f"/>
    </style:style>
    <style:style style:name="P30" style:family="paragraph" style:parent-style-name="Standard" style:list-style-name="L1">
      <style:paragraph-properties fo:text-align="start" style:justify-single-word="false"/>
      <style:text-properties officeooo:rsid="000d6f4f" officeooo:paragraph-rsid="000d6f4f"/>
    </style:style>
    <style:style style:name="P31" style:family="paragraph" style:parent-style-name="Standard">
      <style:paragraph-properties fo:text-align="center" style:justify-single-word="false"/>
      <style:text-properties fo:font-style="italic" officeooo:paragraph-rsid="000cf1bf" style:font-style-asian="italic" style:font-style-complex="italic"/>
    </style:style>
    <style:style style:name="T1" style:family="text">
      <style:text-properties officeooo:rsid="00055933"/>
    </style:style>
    <style:style style:name="T2" style:family="text">
      <style:text-properties fo:color="#1b75bc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1b75bc" fo:font-size="36pt" fo:font-weight="bold" officeooo:rsid="00055933" style:font-size-asian="36pt" style:font-weight-asian="bold" style:font-size-complex="36pt" style:font-weight-complex="bold"/>
    </style:style>
    <style:style style:name="T4" style:family="text">
      <style:text-properties officeooo:rsid="0005bd6f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b8efa" style:font-style-asian="italic" style:font-style-complex="italic"/>
    </style:style>
    <style:style style:name="T7" style:family="text">
      <style:text-properties fo:color="#00508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8" style:family="text">
      <style:text-properties fo:color="#00508f" fo:font-size="14pt" style:text-underline-style="solid" style:text-underline-width="auto" style:text-underline-color="font-color" fo:font-weight="bold" officeooo:rsid="0006510f" style:font-size-asian="14pt" style:font-weight-asian="bold" style:font-size-complex="14pt" style:font-weight-complex="bold"/>
    </style:style>
    <style:style style:name="T9" style:family="text">
      <style:text-properties fo:color="#00508f" fo:font-size="14pt" style:text-underline-style="solid" style:text-underline-width="auto" style:text-underline-color="font-color" fo:font-weight="bold" officeooo:rsid="00055933" style:font-size-asian="14pt" style:font-weight-asian="bold" style:font-size-complex="14pt" style:font-weight-complex="bold"/>
    </style:style>
    <style:style style:name="T10" style:family="text">
      <style:text-properties fo:color="#00508f" fo:font-size="14pt" style:text-underline-style="solid" style:text-underline-width="auto" style:text-underline-color="font-color" fo:font-weight="bold" officeooo:rsid="0005bd6f" style:font-size-asian="14pt" style:font-weight-asian="bold" style:font-size-complex="14pt" style:font-weight-complex="bold"/>
    </style:style>
    <style:style style:name="T11" style:family="text">
      <style:text-properties officeooo:rsid="0006510f"/>
    </style:style>
    <style:style style:name="T12" style:family="text">
      <style:text-properties officeooo:rsid="000768c4"/>
    </style:style>
    <style:style style:name="T13" style:family="text">
      <style:text-properties officeooo:rsid="000b8efa"/>
    </style:style>
    <style:style style:name="T14" style:family="text">
      <style:text-properties fo:color="#51c20e" fo:font-size="14pt" officeooo:rsid="000333b0" style:font-size-asian="14pt" style:font-size-complex="14pt"/>
    </style:style>
    <style:style style:name="T15" style:family="text">
      <style:text-properties fo:color="#51c20e" fo:font-size="14pt" officeooo:rsid="000cf1bf" style:font-size-asian="14pt" style:font-size-complex="14pt"/>
    </style:style>
    <style:style style:name="T16" style:family="text">
      <style:text-properties officeooo:rsid="000d6f4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3">C</text:span><text:span text:style-name="T2">ypher Tech</text:span></text:p>
      <text:p text:style-name="P2"/>
      <text:p text:style-name="P31"><text:span text:style-name="T14">“ </text:span><text:span text:style-name="T15">No problem can be solved from the same level of consciousness that created it. ”</text:span></text:p>
      <text:p text:style-name="P31"><text:span text:style-name="T15">– Albert Einstein </text:span></text:p>
      <text:p text:style-name="P12"/>
      <text:p text:style-name="P5"/>
      <text:p text:style-name="P3"><text:span text:style-name="T9">A</text:span><text:span text:style-name="T10">bout</text:span></text:p>
      <text:p text:style-name="P17"/>
      <text:p text:style-name="P15"><text:span text:style-name="T1">Parakram-2k18 brings to you Cypher Tech, a challenge which compels you to bombard your nerves and hitch your brain into breaking codes. Discover patterns, break encryptions and win the game !!!</text:span></text:p>
      <text:p text:style-name="P16"/>
      <text:p text:style-name="P4">Problem Statement</text:p>
      <text:p text:style-name="P9"/>
      <text:p text:style-name="P13"><text:span text:style-name="T4">You will be given a piece of information in the form of textual or visual content. Your objective is to <text:s/>discover hidden patterns in given data, decipher encrypted messages and reach to the solution of problem. </text:span></text:p>
      <text:p text:style-name="P13"/>
      <text:p text:style-name="P13"/>
      <text:p text:style-name="P4">Rounds and <text:span text:style-name="T11">D</text:span>etails</text:p>
      <text:p text:style-name="Standard"/>
      <text:list xml:id="list100323851" text:style-name="L1">
        <text:list-item>
          <text:p text:style-name="P18">You can form <text:span text:style-name="T5">a team of </text:span><text:span text:style-name="T6">exactly</text:span><text:span text:style-name="T5"> two</text:span> candidates, <text:span text:style-name="T12">and any number of teams can participate</text:span>.</text:p>
        </text:list-item>
        <text:list-item>
          <text:p text:style-name="P30">Challenge will be hosted on FTP server in computer labs of Computer Science Department.</text:p>
        </text:list-item>
        <text:list-item>
          <text:p text:style-name="P28">The challenge w<text:span text:style-name="T16">ill consist of only one round of 90 minutes.</text:span></text:p>
        </text:list-item>
      </text:list>
      <text:p text:style-name="P1"/>
      <text:p text:style-name="P6">FAQs</text:p>
      <text:p text:style-name="Standard"/>
      <text:list xml:id="list2096845076" text:style-name="L2">
        <text:list-item>
          <text:p text:style-name="P24">Can I partic<text:span text:style-name="T16">i</text:span>pate as an individual candidate?</text:p>
        </text:list-item>
      </text:list>
      <text:list xml:id="list2128427250" text:style-name="L3">
        <text:list-item>
          <text:p text:style-name="P19"><text:span text:style-name="T13">No</text:span>, you can<text:span text:style-name="T13">not</text:span> participate as an individual candidate. </text:p>
        </text:list-item>
      </text:list>
      <text:p text:style-name="P10"/>
      <text:list xml:id="list215202147949235" text:continue-list="list2096845076" text:style-name="L2">
        <text:list-item>
          <text:p text:style-name="P20">Do I have to arrange for laptop?</text:p>
        </text:list-item>
      </text:list>
      <text:list xml:id="list3884434243" text:style-name="L4">
        <text:list-item>
          <text:p text:style-name="P22">Yes, you are required to come with a laptop.</text:p>
        </text:list-item>
      </text:list>
      <text:list xml:id="list215202699440293" text:continue-list="list215202147949235" text:style-name="L2">
        <text:list-header>
          <text:p text:style-name="P21"/>
        </text:list-header>
      </text:list>
      <text:p text:style-name="P11"/>
      <text:p text:style-name="P7">Contact</text:p>
      <text:p text:style-name="P14"/>
      <text:list xml:id="list134517154" text:style-name="L5">
        <text:list-item>
          <text:p text:style-name="P23"><text:span text:style-name="T16">Mayank Soni</text:span><text:tab/> <text:tab/>(<text:span text:style-name="T16">7042635598</text:span>)</text:p>
        </text:list-item>
        <text:list-item>
          <text:p text:style-name="P23">Piyush Mittal<text:tab/> <text:tab/>(<text:span text:style-name="T16">9058494573</text:span>)</text:p>
        </text:list-item>
        <text:list-item>
          <text:p text:style-name="P25"><text:span text:style-name="T16">Soumya Srivastava<text:tab/><text:tab/></text:span></text:p>
        </text:list-item>
      </text:list>
      <text:p text:style-name="Standard"/>
      <text:p text:style-name="P14"><text:span text:style-name="T8">P</text:span><text:span text:style-name="T7">rize</text:span></text:p>
      <text:p text:style-name="P8"/>
      <text:list xml:id="list1310921256" text:style-name="L6">
        <text:list-item>
          <text:p text:style-name="P26">Winners : <text:tab/>₹ 1000 /–</text:p>
        </text:list-item>
        <text:list-item>
          <text:p text:style-name="P26">Runner-up : ₹ 500 /–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6:33:04.577536025</meta:creation-date>
    <dc:date>2018-02-10T21:52:01.484212478</dc:date>
    <meta:editing-duration>P1DT5H31M9S</meta:editing-duration>
    <meta:editing-cycles>8</meta:editing-cycles>
    <meta:generator>LibreOffice/5.4.2.2$Linux_X86_64 LibreOffice_project/40m0$Build-2</meta:generator>
    <meta:document-statistic meta:table-count="0" meta:image-count="0" meta:object-count="0" meta:page-count="1" meta:paragraph-count="23" meta:word-count="198" meta:character-count="1107" meta:non-whitespace-character-count="932"/>
  </office:meta>
</office:document-meta>
</file>